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d42c6" officeooo:paragraph-rsid="001d42c6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1d42c6" officeooo:paragraph-rsid="001d42c6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officeooo:rsid="001d42c6" officeooo:paragraph-rsid="001d42c6" style:font-size-asian="24.5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36pt" officeooo:rsid="001d42c6" officeooo:paragraph-rsid="001d42c6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1d42c6" officeooo:paragraph-rsid="001d42c6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1d42c6" officeooo:paragraph-rsid="003a6ada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3a6ada" officeooo:paragraph-rsid="003a6ada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3b870b" officeooo:paragraph-rsid="003b870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3b870b" officeooo:paragraph-rsid="003b870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Bitstream Vera Sans" fo:font-size="44pt" fo:font-weight="bold" officeooo:rsid="003a6ada" officeooo:paragraph-rsid="003a6ada" style:font-size-asian="44pt" style:font-weight-asian="bold" style:font-size-complex="4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fo:font-weight="bold" officeooo:rsid="001d42c6" officeooo:paragraph-rsid="003a6ada" style:font-size-asian="24.5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style="italic" officeooo:rsid="001d42c6" officeooo:paragraph-rsid="003a6ada" style:font-size-asian="13pt" style:font-style-asian="italic" style:font-size-complex="13pt" style:font-style-complex="italic"/>
    </style:style>
    <style:style style:name="T1" style:family="text">
      <style:text-properties officeooo:rsid="003a6ada"/>
    </style:style>
    <style:style style:name="T2" style:family="text">
      <style:text-properties fo:font-size="13pt" fo:font-style="italic" officeooo:rsid="003a6ada" style:font-size-asian="13pt" style:font-style-asian="italic" style:font-size-complex="13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3a6a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/>
      <text:p text:style-name="P10">TALLER DE DISEÑO DE SOFTWARE</text:p>
      <text:p text:style-name="P1"/>
      <text:p text:style-name="P2"/>
      <text:p text:style-name="P2">PROYECTO:</text:p>
      <text:p text:style-name="P11">“<text:span text:style-name="T1">Compilador para C-TDS</text:span>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3">Estudiante</text:span><text:span text:style-name="T4">s</text:span>: <text:span text:style-name="T2">Calcagno Camila </text:span></text:p>
      <text:p text:style-name="P12"><text:tab/><text:tab/>Dosantos Claudio </text:p>
      <text:p text:style-name="P12"><text:span text:style-name="T1"><text:tab/><text:tab/>Passalacqua Santiago</text:span>.</text:p>
      <text:p text:style-name="P7"/>
      <text:p text:style-name="P7"/>
      <text:p text:style-name="P7"/>
      <text:p text:style-name="P6"><text:span text:style-name="T3">Fecha de primera entrega</text:span>: <text:span text:style-name="T1">02</text:span>/0<text:span text:style-name="T1">9</text:span>/2016 “<text:span text:style-name="T1">Análizador Sintáctico y Léxico</text:span>”.</text:p>
      <text:p text:style-name="P9"><text:soft-page-break/>Algunas observaciones: </text:p>
      <text:p text:style-name="P9"/>
      <text:p text:style-name="P8">- Se considera que las declaraciones de los atributos deben ubicarse siempre antes que las de los metodos.</text:p>
      <text:p text:style-name="P8">- Los comentarios de varias lineas causan error.</text:p>
      <text:p text:style-name="P8">- Faltan casos de test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20:01:34.084979906</meta:creation-date>
    <dc:date>2016-09-02T23:34:52.005337197</dc:date>
    <meta:editing-duration>PT3H31M56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11" meta:word-count="58" meta:character-count="405" meta:non-whitespace-character-count="350"/>
  </office:meta>
</office:document-meta>
</file>